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kHttp3ClientHttp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Http3ClientHttpResponse.getHead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kHttp3ClientHttpResponse.get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Http3ClientHttpResponse.getStatu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Http3ClientHttpRespons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kHttp3ClientHttpResponse.ge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kHttp3ClientHttpResponse.OkHttp3ClientHttpResponse( 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